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ports" table:style-name="ta1">
        <table:table-column table:style-name="co1" table:number-columns-repeated="3" table:default-cell-style-name="Default"/>
        <table:table-row table:style-name="ro1">
          <table:table-cell office:value-type="string">
            <text:p>term</text:p>
          </table:table-cell>
          <table:table-cell office:value-type="string">
            <text:p>mapping</text:p>
          </table:table-cell>
          <table:table-cell table:formula="of:=CONCATENATE(&quot;INSERT INTO qkb.terms( term, expantion, domain) VALUES ('&quot;;[.A1];&quot;', '&quot;;[.B1];&quot;', 'sport');&quot;)" office:value-type="string" office:string-value="INSERT INTO qkb.terms( term, expantion, domain) VALUES ('term', 'mapping', 'sport');">
            <text:p>INSERT INTO qkb.terms( term, expantion, domain) VALUES ('term', 'mapping', 'sport');</text:p>
          </table:table-cell>
        </table:table-row>
        <table:table-row table:style-name="ro1">
          <table:table-cell office:value-type="string">
            <text:p>Pos</text:p>
          </table:table-cell>
          <table:table-cell office:value-type="string">
            <text:p>Poistion</text:p>
          </table:table-cell>
          <table:table-cell table:formula="of:=CONCATENATE(&quot;INSERT INTO qkb.terms( term, expantion, domain) VALUES ('&quot;;[.A2];&quot;', '&quot;;[.B2];&quot;', 'sport');&quot;)" office:value-type="string" office:string-value="INSERT INTO qkb.terms( term, expantion, domain) VALUES ('Pos', 'Poistion', 'sport');">
            <text:p>INSERT INTO qkb.terms( term, expantion, domain) VALUES ('Pos', 'Poistion', 'sport');</text:p>
          </table:table-cell>
        </table:table-row>
        <table:table-row table:style-name="ro1">
          <table:table-cell office:value-type="string">
            <text:p>Team</text:p>
          </table:table-cell>
          <table:table-cell office:value-type="string">
            <text:p>Team sports</text:p>
          </table:table-cell>
          <table:table-cell table:formula="of:=CONCATENATE(&quot;INSERT INTO qkb.terms( term, expantion, domain) VALUES ('&quot;;[.A3];&quot;', '&quot;;[.B3];&quot;', 'sport');&quot;)" office:value-type="string" office:string-value="INSERT INTO qkb.terms( term, expantion, domain) VALUES ('Team', 'Team sports', 'sport');">
            <text:p>INSERT INTO qkb.terms( term, expantion, domain) VALUES ('Team', 'Team sports', 'sport');</text:p>
          </table:table-cell>
        </table:table-row>
        <table:table-row table:style-name="ro1">
          <table:table-cell office:value-type="string">
            <text:p>Pld</text:p>
          </table:table-cell>
          <table:table-cell office:value-type="string">
            <text:p>played</text:p>
          </table:table-cell>
          <table:table-cell table:formula="of:=CONCATENATE(&quot;INSERT INTO qkb.terms( term, expantion, domain) VALUES ('&quot;;[.A4];&quot;', '&quot;;[.B4];&quot;', 'sport');&quot;)" office:value-type="string" office:string-value="INSERT INTO qkb.terms( term, expantion, domain) VALUES ('Pld', 'played', 'sport');">
            <text:p>INSERT INTO qkb.terms( term, expantion, domain) VALUES ('Pld', 'played', 'sport');</text:p>
          </table:table-cell>
        </table:table-row>
        <table:table-row table:style-name="ro1">
          <table:table-cell office:value-type="string">
            <text:p>W</text:p>
          </table:table-cell>
          <table:table-cell office:value-type="string">
            <text:p>won</text:p>
          </table:table-cell>
          <table:table-cell table:formula="of:=CONCATENATE(&quot;INSERT INTO qkb.terms( term, expantion, domain) VALUES ('&quot;;[.A5];&quot;', '&quot;;[.B5];&quot;', 'sport');&quot;)" office:value-type="string" office:string-value="INSERT INTO qkb.terms( term, expantion, domain) VALUES ('W', 'won', 'sport');">
            <text:p>INSERT INTO qkb.terms( term, expantion, domain) VALUES ('W', 'won', 'sport');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rawn</text:p>
          </table:table-cell>
          <table:table-cell table:formula="of:=CONCATENATE(&quot;INSERT INTO qkb.terms( term, expantion, domain) VALUES ('&quot;;[.A6];&quot;', '&quot;;[.B6];&quot;', 'sport');&quot;)" office:value-type="string" office:string-value="INSERT INTO qkb.terms( term, expantion, domain) VALUES ('D', 'drawn', 'sport');">
            <text:p>INSERT INTO qkb.terms( term, expantion, domain) VALUES ('D', 'drawn', 'sport');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string">
            <text:p>lost</text:p>
          </table:table-cell>
          <table:table-cell table:formula="of:=CONCATENATE(&quot;INSERT INTO qkb.terms( term, expantion, domain) VALUES ('&quot;;[.A7];&quot;', '&quot;;[.B7];&quot;', 'sport');&quot;)" office:value-type="string" office:string-value="INSERT INTO qkb.terms( term, expantion, domain) VALUES ('L', 'lost', 'sport');">
            <text:p>INSERT INTO qkb.terms( term, expantion, domain) VALUES ('L', 'lost', 'sport');</text:p>
          </table:table-cell>
        </table:table-row>
        <table:table-row table:style-name="ro1">
          <table:table-cell office:value-type="string">
            <text:p>GF</text:p>
          </table:table-cell>
          <table:table-cell office:value-type="string">
            <text:p>goals for</text:p>
          </table:table-cell>
          <table:table-cell table:formula="of:=CONCATENATE(&quot;INSERT INTO qkb.terms( term, expantion, domain) VALUES ('&quot;;[.A8];&quot;', '&quot;;[.B8];&quot;', 'sport');&quot;)" office:value-type="string" office:string-value="INSERT INTO qkb.terms( term, expantion, domain) VALUES ('GF', 'goals for', 'sport');">
            <text:p>INSERT INTO qkb.terms( term, expantion, domain) VALUES ('GF', 'goals for', 'sport');</text:p>
          </table:table-cell>
        </table:table-row>
        <table:table-row table:style-name="ro1">
          <table:table-cell office:value-type="string">
            <text:p>GA</text:p>
          </table:table-cell>
          <table:table-cell office:value-type="string">
            <text:p>goals against</text:p>
          </table:table-cell>
          <table:table-cell table:formula="of:=CONCATENATE(&quot;INSERT INTO qkb.terms( term, expantion, domain) VALUES ('&quot;;[.A9];&quot;', '&quot;;[.B9];&quot;', 'sport');&quot;)" office:value-type="string" office:string-value="INSERT INTO qkb.terms( term, expantion, domain) VALUES ('GA', 'goals against', 'sport');">
            <text:p>INSERT INTO qkb.terms( term, expantion, domain) VALUES ('GA', 'goals against', 'sport');</text:p>
          </table:table-cell>
        </table:table-row>
        <table:table-row table:style-name="ro1">
          <table:table-cell office:value-type="string">
            <text:p>GAvg</text:p>
          </table:table-cell>
          <table:table-cell office:value-type="string">
            <text:p>gaol average</text:p>
          </table:table-cell>
          <table:table-cell table:formula="of:=CONCATENATE(&quot;INSERT INTO qkb.terms( term, expantion, domain) VALUES ('&quot;;[.A10];&quot;', '&quot;;[.B10];&quot;', 'sport');&quot;)" office:value-type="string" office:string-value="INSERT INTO qkb.terms( term, expantion, domain) VALUES ('GAvg', 'gaol average', 'sport');">
            <text:p>INSERT INTO qkb.terms( term, expantion, domain) VALUES ('GAvg', 'gaol average', 'sport');</text:p>
          </table:table-cell>
        </table:table-row>
        <table:table-row table:style-name="ro1">
          <table:table-cell office:value-type="string">
            <text:p>Pts</text:p>
          </table:table-cell>
          <table:table-cell office:value-type="string">
            <text:p>points</text:p>
          </table:table-cell>
          <table:table-cell table:formula="of:=CONCATENATE(&quot;INSERT INTO qkb.terms( term, expantion, domain) VALUES ('&quot;;[.A11];&quot;', '&quot;;[.B11];&quot;', 'sport');&quot;)" office:value-type="string" office:string-value="INSERT INTO qkb.terms( term, expantion, domain) VALUES ('Pts', 'points', 'sport');">
            <text:p>INSERT INTO qkb.terms( term, expantion, domain) VALUES ('Pts', 'points', 'sport');</text:p>
          </table:table-cell>
        </table:table-row>
        <table:table-row table:style-name="ro1">
          <table:table-cell office:value-type="string">
            <text:p>GD</text:p>
          </table:table-cell>
          <table:table-cell office:value-type="string">
            <text:p>Goal Difference</text:p>
          </table:table-cell>
          <table:table-cell table:formula="of:=CONCATENATE(&quot;INSERT INTO qkb.terms( term, expantion, domain) VALUES ('&quot;;[.A12];&quot;', '&quot;;[.B12];&quot;', 'sport');&quot;)" office:value-type="string" office:string-value="INSERT INTO qkb.terms( term, expantion, domain) VALUES ('GD', 'Goal Difference', 'sport');">
            <text:p>INSERT INTO qkb.terms( term, expantion, domain) VALUES ('GD', 'Goal Difference', 'sport');</text:p>
          </table:table-cell>
        </table:table-row>
        <table:table-row table:style-name="ro1">
          <table:table-cell office:value-type="string">
            <text:p>gm</text:p>
          </table:table-cell>
          <table:table-cell office:value-type="string">
            <text:p>game played</text:p>
          </table:table-cell>
          <table:table-cell table:formula="of:=CONCATENATE(&quot;INSERT INTO qkb.terms( term, expantion, domain) VALUES ('&quot;;[.A13];&quot;', '&quot;;[.B13];&quot;', 'sport');&quot;)" office:value-type="string" office:string-value="INSERT INTO qkb.terms( term, expantion, domain) VALUES ('gm', 'game played', 'sport');">
            <text:p>INSERT INTO qkb.terms( term, expantion, domain) VALUES ('gm', 'game played', 'sport');</text:p>
          </table:table-cell>
        </table:table-row>
        <table:table-row table:style-name="ro1">
          <table:table-cell office:value-type="string">
            <text:p>gp</text:p>
          </table:table-cell>
          <table:table-cell office:value-type="string">
            <text:p>game played</text:p>
          </table:table-cell>
          <table:table-cell table:formula="of:=CONCATENATE(&quot;INSERT INTO qkb.terms( term, expantion, domain) VALUES ('&quot;;[.A14];&quot;', '&quot;;[.B14];&quot;', 'sport');&quot;)" office:value-type="string" office:string-value="INSERT INTO qkb.terms( term, expantion, domain) VALUES ('gp', 'game played', 'sport');">
            <text:p>INSERT INTO qkb.terms( term, expantion, domain) VALUES ('gp', 'game played', 'sport');</text:p>
          </table:table-cell>
        </table:table-row>
        <table:table-row table:style-name="ro1">
          <table:table-cell office:value-type="string">
            <text:p>gs</text:p>
          </table:table-cell>
          <table:table-cell office:value-type="string">
            <text:p>game started</text:p>
          </table:table-cell>
          <table:table-cell table:formula="of:=CONCATENATE(&quot;INSERT INTO qkb.terms( term, expantion, domain) VALUES ('&quot;;[.A15];&quot;', '&quot;;[.B15];&quot;', 'sport');&quot;)" office:value-type="string" office:string-value="INSERT INTO qkb.terms( term, expantion, domain) VALUES ('gs', 'game started', 'sport');">
            <text:p>INSERT INTO qkb.terms( term, expantion, domain) VALUES ('gs', 'game started', 'sport');</text:p>
          </table:table-cell>
        </table:table-row>
        <table:table-row table:style-name="ro1">
          <table:table-cell office:value-type="string">
            <text:p>pf</text:p>
          </table:table-cell>
          <table:table-cell office:value-type="string">
            <text:p>points for</text:p>
          </table:table-cell>
          <table:table-cell table:formula="of:=CONCATENATE(&quot;INSERT INTO qkb.terms( term, expantion, domain) VALUES ('&quot;;[.A16];&quot;', '&quot;;[.B16];&quot;', 'sport');&quot;)" office:value-type="string" office:string-value="INSERT INTO qkb.terms( term, expantion, domain) VALUES ('pf', 'points for', 'sport');">
            <text:p>INSERT INTO qkb.terms( term, expantion, domain) VALUES ('pf', 'points for', 'sport');</text:p>
          </table:table-cell>
        </table:table-row>
        <table:table-row table:style-name="ro1">
          <table:table-cell office:value-type="string">
            <text:p>pa</text:p>
          </table:table-cell>
          <table:table-cell office:value-type="string">
            <text:p>points against</text:p>
          </table:table-cell>
          <table:table-cell table:formula="of:=CONCATENATE(&quot;INSERT INTO qkb.terms( term, expantion, domain) VALUES ('&quot;;[.A17];&quot;', '&quot;;[.B17];&quot;', 'sport');&quot;)" office:value-type="string" office:string-value="INSERT INTO qkb.terms( term, expantion, domain) VALUES ('pa', 'points against', 'sport');">
            <text:p>INSERT INTO qkb.terms( term, expantion, domain) VALUES ('pa', 'points against', 'sport');</text:p>
          </table:table-cell>
        </table:table-row>
        <table:table-row table:style-name="ro1">
          <table:table-cell office:value-type="string">
            <text:p>pd</text:p>
          </table:table-cell>
          <table:table-cell office:value-type="string">
            <text:p>point Difference</text:p>
          </table:table-cell>
          <table:table-cell table:formula="of:=CONCATENATE(&quot;INSERT INTO qkb.terms( term, expantion, domain) VALUES ('&quot;;[.A18];&quot;', '&quot;;[.B18];&quot;', 'sport');&quot;)" office:value-type="string" office:string-value="INSERT INTO qkb.terms( term, expantion, domain) VALUES ('pd', 'point Difference', 'sport');">
            <text:p>INSERT INTO qkb.terms( term, expantion, domain) VALUES ('pd', 'point Difference', 'sport');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13:14:47</meta:creation-date>
    <dc:date>2016-05-05T13:33:25</dc:date>
    <meta:editing-duration>PT14M35S</meta:editing-duration>
    <meta:editing-cycles>3</meta:editing-cycles>
    <meta:generator>LibreOffice/3.5$Linux_X86_64 LibreOffice_project/350m1$Build-2</meta:generator>
    <meta:document-statistic meta:table-count="3" meta:cell-count="54" meta:object-count="0"/>
  </office:meta>
</office:document-meta>
</file>